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135.75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heck-Of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eck-Of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SC/CIS 17A Project 1 Check-Off Sheet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Location in</text:p>
          </table:table-cell>
          <table:table-cell table:style-name="ce3" office:value-type="string" calcext:value-type="string">
            <text:p>Comment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3"/>
          <table:table-cell table:style-name="ce3" office:value-type="string" calcext:value-type="string">
            <text:p>Code</text:p>
          </table:table-cell>
          <table:table-cell table:style-name="ce3"/>
          <table:table-cell table:style-name="ce2" table:number-columns-repeated="20"/>
          <table:table-cell table:number-columns-repeated="99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Pointers/Memory Allocation</text:p>
          </table:table-cell>
          <table:table-cell table:style-name="ce3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emory Addresses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ointer Variables</text:p>
          </table:table-cell>
          <table:table-cell table:style-name="ce4" office:value-type="float" office:value="192" calcext:value-type="float">
            <text:p>19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rays/Pointers</text:p>
          </table:table-cell>
          <table:table-cell table:style-name="ce4" office:value-type="string" calcext:value-type="string">
            <text:p>192, 202, Deck.h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ointer Arithmetic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ointer Initialization</text:p>
          </table:table-cell>
          <table:table-cell table:style-name="ce4" office:value-type="string" calcext:value-type="string">
            <text:p>Deck.h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mparing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unction Parameters</text:p>
          </table:table-cell>
          <table:table-cell table:style-name="ce4" office:value-type="string" calcext:value-type="string">
            <text:p>Almost every function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emory Allocation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turn Parameter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mart Pointer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Char Arrays and Strings</text:p>
          </table:table-cell>
          <table:table-cell table:style-name="ce3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sting</text:p>
          </table:table-cell>
          <table:table-cell table:style-name="ce4" office:value-type="float" office:value="164" calcext:value-type="float">
            <text:p>16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se Conversio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String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brary Function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versio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Your own function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tring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office:value-type="string" calcext:value-type="string">
            <text:p>Structured Data</text:p>
          </table:table-cell>
          <table:table-cell table:style-name="ce3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bstract Data Types</text:p>
          </table:table-cell>
          <table:table-cell table:style-name="ce4" office:value-type="string" calcext:value-type="string">
            <text:p>Card.h, Deck.h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Card.h, Deck.h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itialize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rrays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ested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unction Arguments</text:p>
          </table:table-cell>
          <table:table-cell table:style-name="ce4" office:value-type="float" office:value="192" calcext:value-type="float">
            <text:p>19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unction Retur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ointers </text:p>
          </table:table-cell>
          <table:table-cell table:style-name="ce4" office:value-type="float" office:value="192" calcext:value-type="float">
            <text:p>19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nions ****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numeratio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Binary Files</text:p>
          </table:table-cell>
          <table:table-cell table:style-name="ce3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le Operations</text:p>
          </table:table-cell>
          <table:table-cell table:style-name="ce5" office:value-type="string" calcext:value-type="string">
            <text:p>45-5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ormatting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ction Parameter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rror Testing</text:p>
          </table:table-cell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ember Function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ultiple File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inary File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ecords with Structure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ndom Access File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nput/Output Simultaneous</text:p>
          </table:table-cell>
          <table:table-cell table:style-name="ce4" office:value-type="float" office:value="46" calcext:value-type="float">
            <text:p>46</text:p>
          </table:table-cell>
          <table:table-cell table:style-name="ce4"/>
          <table:table-cell table:number-columns-repeated="1018"/>
        </table:table-row>
        <table:table-row table:style-name="ro1" table:number-rows-repeated="94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-Off" style:display-name="PageStyle_Check-O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" meta:object-count="0"/>
    <meta:generator>LibreOfficeDev/5.1.0.3$Linux_X86_64 LibreOffice_project/</meta:generator>
  </office:meta>
</office:document-meta>
</file>